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style>
    <style:style style:name="P1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1a70428"/>
    </style:style>
    <style:style style:name="P15"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a2c127"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1a2c127"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style:text-position="0% 100%" style:font-name="Ubuntu Nerd Font2" fo:font-style="normal" fo:font-weight="normal" officeooo:rsid="019d3821" style:font-name-asian="Calibri1" style:font-style-asian="normal" style:font-weight-asian="normal" style:font-name-complex="Calibri1" style:font-style-complex="normal" style:font-weight-complex="normal"/>
    </style:style>
    <style:style style:name="T21" style:family="text">
      <style:text-properties style:text-position="0% 100%" style:font-name="Ubuntu Nerd Font2" fo:font-style="normal" fo:font-weight="bold" officeooo:rsid="01a466d4" style:font-name-asian="Calibri1" style:font-style-asian="normal" style:font-weight-asian="bold" style:font-name-complex="Calibri1" style:font-style-complex="normal" style:font-weight-complex="bold"/>
    </style:style>
    <style:style style:name="T22" style:family="text">
      <style:text-properties style:text-position="0% 100%" style:font-name="Ubuntu Nerd Font2" fo:font-style="normal" fo:font-weight="bold" officeooo:rsid="019d3821" style:font-name-asian="Calibri1" style:font-style-asian="normal" style:font-weight-asian="bold" style:font-name-complex="Calibri1" style:font-style-complex="normal" style:font-weight-complex="bold"/>
    </style:style>
    <style:style style:name="T23" style:family="text">
      <style:text-properties fo:color="#008000" loext:opacity="100%" style:text-position="0% 100%" style:font-name="Ubuntu Nerd Font2" fo:language="zxx" fo:country="none" fo:font-style="normal" style:text-underline-style="none" fo:font-weight="bold" officeooo:rsid="019d3821" fo:background-color="transparent" loext:char-shading-value="0" style:font-name-asian="Calibri1" style:font-style-asian="normal" style:font-weight-asian="normal" style:font-name-complex="Calibri1" style:font-style-complex="normal" style:font-weight-complex="normal"/>
    </style:style>
    <style:style style:name="T24" style:family="text">
      <style:text-properties fo:color="#bbbbbb"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5" style:family="text">
      <style:text-properties fo:color="#000000"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6" style:family="text">
      <style:text-properties fo:color="#666666"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7" style:family="text">
      <style:text-properties fo:color="#ba2121"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8" style:family="text">
      <style:text-properties fo:color="#19177c" loext:opacity="100%" style:text-position="0% 100%" style:font-name="Ubuntu Nerd Font2" fo:language="zxx" fo:country="none" fo:font-style="normal" style:text-underline-style="none" fo:font-weight="normal" officeooo:rsid="019d3821" fo:background-color="transparent" loext:char-shading-value="0" style:font-name-asian="Calibri1" style:font-style-asian="normal" style:font-weight-asian="normal" style:font-name-complex="Calibri1" style:font-style-complex="normal" style:font-weight-complex="normal"/>
    </style:style>
    <style:style style:name="T29" style:family="text">
      <style:text-properties style:text-position="0% 100%" style:font-name="Ubuntu Nerd Font2" fo:font-style="normal" fo:font-weight="bold" officeooo:rsid="01a70428" style:font-name-asian="Calibri1" style:font-style-asian="normal" style:font-weight-asian="bold" style:font-name-complex="Calibri1" style:font-style-complex="normal" style:font-weight-complex="bold"/>
    </style:style>
    <style:style style:name="T30" style:family="text">
      <style:text-properties fo:color="#008000" loext:opacity="100%" style:text-position="0% 100%" style:font-name="Ubuntu Nerd Font2" fo:language="zxx" fo:country="none" fo:font-style="normal" style:text-underline-style="none" fo:font-weight="bold" officeooo:rsid="01a70428" fo:background-color="transparent" loext:char-shading-value="0" style:font-name-asian="Calibri1" style:font-style-asian="normal" style:font-weight-asian="normal" style:font-name-complex="Calibri1" style:font-style-complex="normal" style:font-weight-complex="normal"/>
    </style:style>
    <style:style style:name="T31" style:family="text">
      <style:text-properties fo:color="#bbbbbb"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2" style:family="text">
      <style:text-properties fo:color="#000000"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3" style:family="text">
      <style:text-properties fo:color="#666666"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4" style:family="text">
      <style:text-properties fo:color="#19177c" loext:opacity="100%" style:text-position="0% 100%" style:font-name="Ubuntu Nerd Font2" fo:language="zxx" fo:country="none" fo:font-style="normal" style:text-underline-style="none" fo:font-weight="normal" officeooo:rsid="01a70428" fo:background-color="transparent" loext:char-shading-value="0" style:font-name-asian="Calibri1" style:font-style-asian="normal" style:font-weight-asian="normal" style:font-name-complex="Calibri1" style:font-style-complex="normal" style:font-weight-complex="normal"/>
    </style:style>
    <style:style style:name="T35" style:family="text">
      <style:text-properties style:text-position="0% 100%" style:font-name="Ubuntu Nerd Font2" fo:font-style="normal" fo:font-weight="bold" officeooo:rsid="01a902f4" style:font-name-asian="Calibri1" style:font-style-asian="normal" style:font-weight-asian="bold" style:font-name-complex="Calibri1" style:font-style-complex="normal" style:font-weight-complex="bold"/>
    </style:style>
    <style:style style:name="T36" style:family="text">
      <style:text-properties style:text-position="0% 100%" style:font-name="Ubuntu Nerd Font2" fo:font-style="normal" fo:font-weight="bold" officeooo:rsid="01aa56ce" style:font-name-asian="Calibri1" style:font-style-asian="normal" style:font-weight-asian="bold" style:font-name-complex="Calibri1" style:font-style-complex="normal" style:font-weight-complex="bold"/>
    </style:style>
    <style:style style:name="T37" style:family="text">
      <style:text-properties officeooo:rsid="01acf552"/>
    </style:style>
    <style:style style:name="T38" style:family="text">
      <style:text-properties fo:color="#008000" loext:opacity="100%" fo:font-weight="bold"/>
    </style:style>
    <style:style style:name="T39" style:family="text">
      <style:text-properties fo:color="#bbbbbb" loext:opacity="100%"/>
    </style:style>
    <style:style style:name="T40" style:family="text">
      <style:text-properties fo:color="#000000" loext:opacity="100%"/>
    </style:style>
    <style:style style:name="T41" style:family="text">
      <style:text-properties fo:color="#666666" loext:opacity="100%"/>
    </style:style>
    <style:style style:name="T42" style:family="text">
      <style:text-properties fo:color="#ba2121" loext:opacity="100%"/>
    </style:style>
    <style:style style:name="T43" style:family="text">
      <style:text-properties fo:color="#008000" loext:opacity="100%" fo:language="zxx" fo:country="none" fo:font-style="normal" style:text-underline-style="none" fo:font-weight="bold" fo:background-color="transparent" loext:char-shading-value="0"/>
    </style:style>
    <style:style style:name="T44" style:family="text">
      <style:text-properties fo:color="#bbbbbb" loext:opacity="100%" fo:language="zxx" fo:country="none" fo:font-style="normal" style:text-underline-style="none" fo:font-weight="normal" fo:background-color="transparent" loext:char-shading-value="0"/>
    </style:style>
    <style:style style:name="T45" style:family="text">
      <style:text-properties fo:color="#000000" loext:opacity="100%" fo:language="zxx" fo:country="none" fo:font-style="normal" style:text-underline-style="none" fo:font-weight="normal" fo:background-color="transparent" loext:char-shading-value="0"/>
    </style:style>
    <style:style style:name="T46" style:family="text">
      <style:text-properties fo:color="#666666" loext:opacity="100%" fo:language="zxx" fo:country="none" fo:font-style="normal" style:text-underline-style="none" fo:font-weight="normal" fo:background-color="transparent" loext:char-shading-value="0"/>
    </style:style>
    <style:style style:name="T47" style:family="text">
      <style:text-properties fo:color="#ba2121" loext:opacity="100%" fo:language="zxx" fo:country="none" fo:font-style="normal" style:text-underline-style="none" fo:font-weight="normal" fo:background-color="transparent"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3</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3</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text:span text:style-name="markedcontent"><text:span text:style-name="T20">Write the following queries in SQL, using the university schema. (We suggest you actually run these queries on a database, using the sample data that we provide on the website of the book, db-book.com. Instructions for setting up a database, and loading sample data, are provided on the above web site.)</text:span></text:span></text:h>
        </text:list-item>
      </text:list>
      <text:h text:style-name="Heading_20_3" text:outline-level="3"><text:span text:style-name="markedcontent"><text:span text:style-name="T21">a. </text:span></text:span><text:span text:style-name="markedcontent"><text:span text:style-name="T22">Find the titles of courses in the Comp. Sci. department that have 3 credits.</text:span></text:span></text:h>
      <text:p text:style-name="P13"><text:span text:style-name="markedcontent"><text:span text:style-name="T23">select</text:span></text:span><text:span text:style-name="markedcontent"><text:span text:style-name="T24"> </text:span></text:span><text:span text:style-name="markedcontent"><text:span text:style-name="T25">title</text:span></text:span></text:p>
      <text:p text:style-name="P13"><text:span text:style-name="markedcontent"><text:span text:style-name="T23">from</text:span></text:span><text:span text:style-name="markedcontent"><text:span text:style-name="T24"> </text:span></text:span><text:span text:style-name="markedcontent"><text:span text:style-name="T25">course</text:span></text:span></text:p>
      <text:p text:style-name="P13"><text:span text:style-name="markedcontent"><text:span text:style-name="T23">where</text:span></text:span><text:span text:style-name="markedcontent"><text:span text:style-name="T24"> </text:span></text:span><text:span text:style-name="markedcontent"><text:span text:style-name="T25">dept_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Comp. Sci.'</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5">credits</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3</text:span></text:span><text:span text:style-name="markedcontent"><text:span text:style-name="T25">;</text:span></text:span></text:p>
      <text:h text:style-name="Heading_20_3" text:outline-level="3"><text:span text:style-name="markedcontent">b. Find the IDs of all students who were taught by an instructor named Einstein; make sure there are no duplicates in the result.</text:span></text:h>
      <text:p text:style-name="P13"><text:span text:style-name="markedcontent"><text:span text:style-name="T23">select</text:span></text:span><text:span text:style-name="markedcontent"><text:span text:style-name="T24"> </text:span></text:span><text:span text:style-name="markedcontent"><text:span text:style-name="T25">takes_table.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span text:style-name="markedcontent"><text:span text:style-name="T24"> </text:span></text:span><text:span text:style-name="markedcontent"><text:span text:style-name="T25">takes_table</text:span></text:span></text:p>
      <text:p text:style-name="P13"><text:span text:style-name="markedcontent"><text:span text:style-name="T23">join</text:span></text:span><text:span text:style-name="markedcontent"><text:span text:style-name="T24"> </text:span></text:span><text:span text:style-name="markedcontent"><text:span text:style-name="T25">teaches</text:span></text:span><text:span text:style-name="markedcontent"><text:span text:style-name="T24"> </text:span></text:span><text:span text:style-name="markedcontent"><text:span text:style-name="T25">teaches_table</text:span></text:span></text:p>
      <text:p text:style-name="P13"><text:span text:style-name="markedcontent"><text:span text:style-name="T24"><text:tab/></text:span></text:span><text:span text:style-name="markedcontent"><text:span text:style-name="T23">on</text:span></text:span><text:span text:style-name="markedcontent"><text:span text:style-name="T24"> </text:span></text:span><text:span text:style-name="markedcontent"><text:span text:style-name="T25">takes_table.course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course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c_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c_id</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semester</text:span></text:span></text:p>
      <text:p text:style-name="P13"><text:span text:style-name="markedcontent"><text:span text:style-name="T24"><text:s text:c="4"/></text:span></text:span><text:span text:style-name="markedcontent"><text:span text:style-name="T23">and</text:span></text:span><text:span text:style-name="markedcontent"><text:span text:style-name="T24"> </text:span></text:span><text:span text:style-name="markedcontent"><text:span text:style-name="T25">takes_table.</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aches_table.</text:span></text:span><text:span text:style-name="markedcontent"><text:span text:style-name="T23">year</text:span></text:span><text:span text:style-name="markedcontent"><text:span text:style-name="T24"> </text:span></text:span></text:p>
      <text:p text:style-name="P13"><text:span text:style-name="markedcontent"><text:span text:style-name="T23">where</text:span></text:span><text:span text:style-name="markedcontent"><text:span text:style-name="T24"> </text:span></text:span><text:span text:style-name="markedcontent"><text:span text:style-name="T25">teaches_table.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3">select</text:span></text:span><text:span text:style-name="markedcontent"><text:span text:style-name="T24"> </text:span></text:span><text:span text:style-name="markedcontent"><text:span text:style-name="T25">ID</text:span></text:span><text:span text:style-name="markedcontent"><text:span text:style-name="T24"> </text:span></text:span><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where</text:span></text:span><text:span text:style-name="markedcontent"><text:span text:style-name="T24"> </text:span></text:span><text:span text:style-name="markedcontent"><text:span text:style-name="T25">name</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Einstein"</text:span></text:span><text:span text:style-name="markedcontent"><text:span text:style-name="T24"> </text:span></text:span><text:span text:style-name="markedcontent"><text:span text:style-name="T25">)</text:span></text:span><text:span text:style-name="markedcontent"><text:span text:style-name="T24"> </text:span></text:span><text:span text:style-name="markedcontent"><text:span text:style-name="T25">;</text:span></text:span></text:p>
      <text:h text:style-name="Heading_20_3" text:outline-level="3"><text:span text:style-name="markedcontent"><text:span text:style-name="T29">c. </text:span></text:span><text:span text:style-name="markedcontent"><text:span text:style-name="T22">Find the highest salary of any instru</text:span></text:span><text:span text:style-name="markedcontent"><text:span text:style-name="T29">c</text:span></text:span><text:span text:style-name="markedcontent"><text:span text:style-name="T22">tor.</text:span></text:span></text:h>
      <text:p text:style-name="P13"><text:span text:style-name="markedcontent"><text:span text:style-name="T23">desc</text:span></text:span><text:span text:style-name="markedcontent"><text:span text:style-name="T24"> </text:span></text:span><text:span text:style-name="markedcontent"><text:span text:style-name="T25">instructor;</text:span></text:span></text:p>
      <text:p text:style-name="P13"><text:span text:style-name="markedcontent"><text:span text:style-name="T23">select</text:span></text:span><text:span text:style-name="markedcontent"><text:span text:style-name="T24"> </text:span></text:span><text:span text:style-name="markedcontent"><text:span text:style-name="T25">salary</text:span></text:span></text:p>
      <text:p text:style-name="P13"><text:span text:style-name="markedcontent"><text:span text:style-name="T23">from</text:span></text:span><text:span text:style-name="markedcontent"><text:span text:style-name="T24"> </text:span></text:span><text:span text:style-name="markedcontent"><text:span text:style-name="T25">instructor</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alary</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h text:style-name="Heading_20_3" text:outline-level="3"><text:span text:style-name="markedcontent">d. Find all instructors earning the highest salary (there may be more than one with the same salary).</text:span></text:h>
      <text:p text:style-name="P14"><text:span text:style-name="markedcontent"><text:span text:style-name="T30">select</text:span></text:span><text:span text:style-name="markedcontent"><text:span text:style-name="T31"> </text:span></text:span><text:span text:style-name="markedcontent"><text:span text:style-name="T32">ID,</text:span></text:span><text:span text:style-name="markedcontent"><text:span text:style-name="T31"> </text:span></text:span><text:span text:style-name="markedcontent"><text:span text:style-name="T32">name</text:span></text:span></text:p>
      <text:p text:style-name="P14"><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0">where</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2">(</text:span></text:span></text:p>
      <text:p text:style-name="P14"><text:span text:style-name="markedcontent"><text:span text:style-name="T31"><text:tab/></text:span></text:span><text:span text:style-name="markedcontent"><text:span text:style-name="T30">select</text:span></text:span><text:span text:style-name="markedcontent"><text:span text:style-name="T31"> </text:span></text:span><text:span text:style-name="markedcontent"><text:span text:style-name="T32">salary</text:span></text:span></text:p>
      <text:p text:style-name="P14"><text:span text:style-name="markedcontent"><text:span text:style-name="T31"><text:tab/></text:span></text:span><text:span text:style-name="markedcontent"><text:span text:style-name="T30">from</text:span></text:span><text:span text:style-name="markedcontent"><text:span text:style-name="T31"> </text:span></text:span><text:span text:style-name="markedcontent"><text:span text:style-name="T32">instructor</text:span></text:span></text:p>
      <text:p text:style-name="P14"><text:span text:style-name="markedcontent"><text:span text:style-name="T31"><text:tab/></text:span></text:span><text:span text:style-name="markedcontent"><text:span text:style-name="T30">order</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salary</text:span></text:span><text:span text:style-name="markedcontent"><text:span text:style-name="T31"> </text:span></text:span><text:span text:style-name="markedcontent"><text:span text:style-name="T30">desc</text:span></text:span></text:p>
      <text:p text:style-name="P14"><text:span text:style-name="markedcontent"><text:span text:style-name="T31"><text:tab/></text:span></text:span><text:span text:style-name="markedcontent"><text:span text:style-name="T30">limit</text:span></text:span><text:span text:style-name="markedcontent"><text:span text:style-name="T31"> </text:span></text:span><text:span text:style-name="markedcontent"><text:span text:style-name="T33">1</text:span></text:span></text:p>
      <text:p text:style-name="P14"><text:span text:style-name="markedcontent"><text:span text:style-name="T32">);</text:span></text:span></text:p>
      <text:h text:style-name="Heading_20_3" text:outline-level="3"><text:span text:style-name="markedcontent">e. Find the enrollment of each section that was offered in Fall 2017.</text:span></text:h>
      <text:p text:style-name="P14"><text:span text:style-name="markedcontent"><text:span text:style-name="T30">select</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span text:style-name="markedcontent"><text:span text:style-name="T31"> </text:span></text:span><text:span text:style-name="markedcontent"><text:span text:style-name="T30">count</text:span></text:span><text:span text:style-name="markedcontent"><text:span text:style-name="T32">(</text:span></text:span><text:span text:style-name="markedcontent"><text:span text:style-name="T33">*</text:span></text:span><text:span text:style-name="markedcontent"><text:span text:style-name="T32">)</text:span></text:span></text:p>
      <text:p text:style-name="P14"><text:span text:style-name="markedcontent"><text:span text:style-name="T30">from</text:span></text:span><text:span text:style-name="markedcontent"><text:span text:style-name="T31"> </text:span></text:span><text:span text:style-name="markedcontent"><text:span text:style-name="T32">takes</text:span></text:span></text:p>
      <text:p text:style-name="P14"><text:span text:style-name="markedcontent"><text:span text:style-name="T30">where</text:span></text:span><text:span text:style-name="markedcontent"><text:span text:style-name="T31"> </text:span></text:span><text:span text:style-name="markedcontent"><text:span text:style-name="T30">yea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3">2017</text:span></text:span><text:span text:style-name="markedcontent"><text:span text:style-name="T31"> </text:span></text:span><text:span text:style-name="markedcontent"><text:span text:style-name="T30">and</text:span></text:span><text:span text:style-name="markedcontent"><text:span text:style-name="T31"> </text:span></text:span></text:p>
      <text:p text:style-name="P14"><text:span text:style-name="markedcontent"><text:span text:style-name="T32">semester</text:span></text:span><text:span text:style-name="markedcontent"><text:span text:style-name="T31"> </text:span></text:span><text:span text:style-name="markedcontent"><text:span text:style-name="T33">=</text:span></text:span><text:span text:style-name="markedcontent"><text:span text:style-name="T31"> </text:span></text:span><text:span text:style-name="markedcontent"><text:span text:style-name="T34">"Fall"</text:span></text:span></text:p>
      <text:p text:style-name="P14"><text:span text:style-name="markedcontent"><text:span text:style-name="T30">group</text:span></text:span><text:span text:style-name="markedcontent"><text:span text:style-name="T31"> </text:span></text:span><text:span text:style-name="markedcontent"><text:span text:style-name="T30">by</text:span></text:span><text:span text:style-name="markedcontent"><text:span text:style-name="T31"> </text:span></text:span><text:span text:style-name="markedcontent"><text:span text:style-name="T32">course_id,</text:span></text:span><text:span text:style-name="markedcontent"><text:span text:style-name="T31"> </text:span></text:span><text:span text:style-name="markedcontent"><text:span text:style-name="T32">sec_id;</text:span></text:span></text:p>
      <text:h text:style-name="Heading_20_3" text:outline-level="3"><text:span text:style-name="markedcontent"><text:span text:style-name="T35">f. </text:span></text:span><text:span text:style-name="markedcontent"><text:span text:style-name="T22">Find the maximum enrollment, a ross all se tions, in Fall 2017.</text:span></text:span></text:h>
      <text:p text:style-name="P13"><text:span text:style-name="markedcontent"><text:span text:style-name="T23">SELECT</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span text:style-name="markedcontent"><text:span text:style-name="T24"> </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oft-page-break/><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5">(</text:span></text:span></text:p>
      <text:p text:style-name="P13"><text:span text:style-name="markedcontent"><text:span text:style-name="T24"><text:s text:c="4"/></text:span></text:span><text:span text:style-name="markedcontent"><text:span text:style-name="T23">SELECT</text:span></text:span><text:span text:style-name="markedcontent"><text:span text:style-name="T24"> </text:span></text:span><text:span text:style-name="markedcontent"><text:span text:style-name="T23">MAX</text:span></text:span><text:span text:style-name="markedcontent"><text:span text:style-name="T25">(enrollment_count)</text:span></text:span><text:span text:style-name="markedcontent"><text:span text:style-name="T24"> </text:span></text:span></text:p>
      <text:p text:style-name="P13"><text:span text:style-name="markedcontent"><text:span text:style-name="T24"><text:s text:c="4"/></text:span></text:span><text:span text:style-name="markedcontent"><text:span text:style-name="T23">FROM</text:span></text:span><text:span text:style-name="markedcontent"><text:span text:style-name="T24"> </text:span></text:span><text:span text:style-name="markedcontent"><text:span text:style-name="T25">(</text:span></text:span></text:p>
      <text:p text:style-name="P13"><text:span text:style-name="markedcontent"><text:span text:style-name="T24"><text:s text:c="8"/></text:span></text:span><text:span text:style-name="markedcontent"><text:span text:style-name="T23">SELECT</text:span></text:span><text:span text:style-name="markedcontent"><text:span text:style-name="T24"> </text:span></text:span><text:span text:style-name="markedcontent"><text:span text:style-name="T23">COUNT</text:span></text:span><text:span text:style-name="markedcontent"><text:span text:style-name="T25">(ID)</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enrollment_count</text:span></text:span></text:p>
      <text:p text:style-name="P13"><text:span text:style-name="markedcontent"><text:span text:style-name="T24"><text:s text:c="8"/></text:span></text:span><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4"><text:s text:c="8"/></text:span></text:span><text:span text:style-name="markedcontent"><text:span text:style-name="T23">WHERE</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7">'Fall'</text:span></text:span><text:span text:style-name="markedcontent"><text:span text:style-name="T24"> </text:span></text:span><text:span text:style-name="markedcontent"><text:span text:style-name="T23">AND</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p>
      <text:p text:style-name="P13"><text:span text:style-name="markedcontent"><text:span text:style-name="T24"><text:s text:c="8"/></text:span></text:span><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course_id,</text:span></text:span><text:span text:style-name="markedcontent"><text:span text:style-name="T24"> </text:span></text:span><text:span text:style-name="markedcontent"><text:span text:style-name="T25">sec_id</text:span></text:span></text:p>
      <text:p text:style-name="P13"><text:span text:style-name="markedcontent"><text:span text:style-name="T24"><text:s text:c="4"/></text:span></text:span><text:span text:style-name="markedcontent"><text:span text:style-name="T25">)</text:span></text:span><text:span text:style-name="markedcontent"><text:span text:style-name="T24"> </text:span></text:span><text:span text:style-name="markedcontent"><text:span text:style-name="T23">AS</text:span></text:span><text:span text:style-name="markedcontent"><text:span text:style-name="T24"> </text:span></text:span><text:span text:style-name="markedcontent"><text:span text:style-name="T25">subquery</text:span></text:span></text:p>
      <text:p text:style-name="P13"><text:span text:style-name="markedcontent"><text:span text:style-name="T25">);</text:span></text:span></text:p>
      <text:h text:style-name="Heading_20_3" text:outline-level="3"><text:span text:style-name="markedcontent"><text:span text:style-name="T36">g. </text:span></text:span><text:span text:style-name="markedcontent"><text:span text:style-name="T22">Find the sections that had the maximum enrollment in Fall 2017.</text:span></text:span></text:h>
      <text:p text:style-name="P13"><text:span text:style-name="markedcontent"><text:span text:style-name="T23">select</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from</text:span></text:span><text:span text:style-name="markedcontent"><text:span text:style-name="T24"> </text:span></text:span><text:span text:style-name="markedcontent"><text:span text:style-name="T25">takes</text:span></text:span></text:p>
      <text:p text:style-name="P13"><text:span text:style-name="markedcontent"><text:span text:style-name="T23">where</text:span></text:span><text:span text:style-name="markedcontent"><text:span text:style-name="T24"> </text:span></text:span><text:span text:style-name="markedcontent"><text:span text:style-name="T23">yea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6">2017</text:span></text:span><text:span text:style-name="markedcontent"><text:span text:style-name="T24"> </text:span></text:span></text:p>
      <text:p text:style-name="P13"><text:span text:style-name="markedcontent"><text:span text:style-name="T23">and</text:span></text:span><text:span text:style-name="markedcontent"><text:span text:style-name="T24"> </text:span></text:span><text:span text:style-name="markedcontent"><text:span text:style-name="T25">semester</text:span></text:span><text:span text:style-name="markedcontent"><text:span text:style-name="T24"> </text:span></text:span><text:span text:style-name="markedcontent"><text:span text:style-name="T26">=</text:span></text:span><text:span text:style-name="markedcontent"><text:span text:style-name="T24"> </text:span></text:span><text:span text:style-name="markedcontent"><text:span text:style-name="T28">"Fall"</text:span></text:span></text:p>
      <text:p text:style-name="P13"><text:span text:style-name="markedcontent"><text:span text:style-name="T23">group</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5">sec_id,</text:span></text:span><text:span text:style-name="markedcontent"><text:span text:style-name="T24"> </text:span></text:span><text:span text:style-name="markedcontent"><text:span text:style-name="T25">course_id</text:span></text:span></text:p>
      <text:p text:style-name="P13"><text:span text:style-name="markedcontent"><text:span text:style-name="T23">having</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p>
      <text:p text:style-name="P13"><text:span text:style-name="markedcontent"><text:span text:style-name="T23">order</text:span></text:span><text:span text:style-name="markedcontent"><text:span text:style-name="T24"> </text:span></text:span><text:span text:style-name="markedcontent"><text:span text:style-name="T23">by</text:span></text:span><text:span text:style-name="markedcontent"><text:span text:style-name="T24"> </text:span></text:span><text:span text:style-name="markedcontent"><text:span text:style-name="T23">count</text:span></text:span><text:span text:style-name="markedcontent"><text:span text:style-name="T25">(</text:span></text:span><text:span text:style-name="markedcontent"><text:span text:style-name="T26">*</text:span></text:span><text:span text:style-name="markedcontent"><text:span text:style-name="T25">)</text:span></text:span><text:span text:style-name="markedcontent"><text:span text:style-name="T24"> </text:span></text:span><text:span text:style-name="markedcontent"><text:span text:style-name="T23">desc</text:span></text:span></text:p>
      <text:p text:style-name="P13"><text:span text:style-name="markedcontent"><text:span text:style-name="T23">limit</text:span></text:span><text:span text:style-name="markedcontent"><text:span text:style-name="T24"> </text:span></text:span><text:span text:style-name="markedcontent"><text:span text:style-name="T26">1</text:span></text:span><text:span text:style-name="markedcontent"><text:span text:style-name="T25">;</text:span></text:span></text:p>
      <text:p text:style-name="Standard"><text:span text:style-name="markedcontent"><text:span text:style-name="T20"/></text:span></text:p>
      <text:list text:continue-numbering="true" text:style-name="Numbering_20_123">
        <text:list-item>
          <text:h text:style-name="Heading_20_2" text:outline-level="2"><text:span text:style-name="markedcontent">Suppose you are given a relation grade points(grade, points) that provides a conversion from letter grades in the takes relation to numeric scores; for example, an “A” grade could be speci</text:span><text:span text:style-name="markedcontent"><text:span text:style-name="T37">fi</text:span></text:span><text:span text:style-name="markedcontent">ed to correspond to 4 points, an “A−” to 3.7 points, a “B+” to 3.3 points, a “B” to 3 points, and so on. The grade points earned by a student for a course oﬀering (section) is de</text:span><text:span text:style-name="markedcontent"><text:span text:style-name="T37">fi</text:span></text:span><text:span text:style-name="markedcontent">ned as the number of credits for the course multiplied by the numeric points for the grade that the student received. Given the preceding relation, and our university schema, write each of the following queries in SQL. You may assume for simplicity that no takes tuple has the null value for grade.</text:span></text:h>
        </text:list-item>
      </text:list>
      <text:h text:style-name="Heading_20_3" text:outline-level="3"><text:span text:style-name="markedcontent">a. Find the total grade points earned by the student with ID '12345', across all courses taken by the student.</text:span></text:h>
      <text:p text:style-name="P15"><text:span text:style-name="T38">select</text:span><text:span text:style-name="T39"> </text:span><text:span text:style-name="T38">sum</text:span><text:span text:style-name="T40">(credits</text:span><text:span text:style-name="T39"> </text:span><text:span text:style-name="T41">*</text:span><text:span text:style-name="T39"> </text:span><text:span text:style-name="T40">points)</text:span></text:p>
      <text:p text:style-name="P15"><text:span text:style-name="T38">from</text:span><text:span text:style-name="T39"> </text:span><text:span text:style-name="T40">takes,</text:span><text:span text:style-name="T39"> </text:span><text:span text:style-name="T40">course,</text:span><text:span text:style-name="T39"> </text:span><text:span text:style-name="T40">grade_points</text:span></text:p>
      <text:p text:style-name="P15"><text:span text:style-name="T38">where</text:span><text:span text:style-name="T39"> </text:span><text:span text:style-name="T40">takes.grade</text:span><text:span text:style-name="T39"> </text:span><text:span text:style-name="T41">=</text:span><text:span text:style-name="T39"> </text:span><text:span text:style-name="T40">grade_points.grade</text:span></text:p>
      <text:p text:style-name="P15"><text:span text:style-name="T38">and</text:span><text:span text:style-name="T39"> </text:span><text:span text:style-name="T40">takes.course_id</text:span><text:span text:style-name="T39"> </text:span><text:span text:style-name="T41">=</text:span><text:span text:style-name="T39"> </text:span><text:span text:style-name="T40">course.course_id</text:span></text:p>
      <text:p text:style-name="P15"><text:span text:style-name="T38">and</text:span><text:span text:style-name="T39"> </text:span><text:span text:style-name="T40">ID</text:span><text:span text:style-name="T39"> </text:span><text:span text:style-name="T41">=</text:span><text:span text:style-name="T39"> </text:span><text:span text:style-name="T42">'12345'</text:span><text:span text:style-name="T40">;</text:span></text:p>
      <text:p text:style-name="Standard"><text:span text:style-name="markedcontent"/></text:p>
      <text:h text:style-name="Heading_20_3" text:outline-level="3"><text:span text:style-name="markedcontent">b. Find the grade point average (GPA) for the above student, that is, the total grade points divided by the total credits for the associated courses.</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c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oft-page-break/><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and</text:span></text:span><text:span text:style-name="markedcontent"><text:span text:style-name="T44"> </text:span></text:span><text:span text:style-name="markedcontent"><text:span text:style-name="T45">ID</text:span></text:span><text:span text:style-name="markedcontent"><text:span text:style-name="T46">=</text:span></text:span><text:span text:style-name="markedcontent"><text:span text:style-name="T44"> </text:span></text:span><text:span text:style-name="markedcontent"><text:span text:style-name="T47">'12345'</text:span></text:span><text:span text:style-name="markedcontent"><text:span text:style-name="T45">;</text:span></text:span></text:p>
      <text:p text:style-name="Standard"><text:span text:style-name="markedcontent"/></text:p>
      <text:h text:style-name="Heading_20_3" text:outline-level="3"><text:span text:style-name="markedcontent">c. <text:s/>Find the ID and the grade-point average of each student.</text:span></text:h>
      <text:p text:style-name="P13"><text:span text:style-name="markedcontent"><text:span text:style-name="T43">select</text:span></text:span><text:span text:style-name="T44"/></text:p>
      <text:p text:style-name="P13"><text:span text:style-name="markedcontent"><text:span text:style-name="T44"><text:s/></text:span></text:span><text:span text:style-name="markedcontent"><text:span text:style-name="T45">ID,</text:span></text:span><text:span text:style-name="markedcontent"><text:span text:style-name="T44"> </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points)</text:span></text:span><text:span text:style-name="markedcontent"><text:span text:style-name="T46">/</text:span></text:span><text:span text:style-name="markedcontent"><text:span text:style-name="T43">sum</text:span></text:span><text:span text:style-name="markedcontent"><text:span text:style-name="T45">(credits)</text:span></text:span><text:span text:style-name="markedcontent"><text:span text:style-name="T44"> </text:span></text:span><text:span text:style-name="markedcontent"><text:span text:style-name="T43">as</text:span></text:span><text:span text:style-name="markedcontent"><text:span text:style-name="T44"> </text:span></text:span><text:span text:style-name="markedcontent"><text:span text:style-name="T45">GPA</text:span></text:span></text:p>
      <text:p text:style-name="P13"><text:span text:style-name="markedcontent"><text:span text:style-name="T43">from</text:span></text:span><text:span text:style-name="T44"/></text:p>
      <text:p text:style-name="P13"><text:span text:style-name="markedcontent"><text:span text:style-name="T44"><text:s/></text:span></text:span><text:span text:style-name="markedcontent"><text:span text:style-name="T45">takes,</text:span></text:span><text:span text:style-name="markedcontent"><text:span text:style-name="T44"> </text:span></text:span><text:span text:style-name="markedcontent"><text:span text:style-name="T45">ourse,</text:span></text:span><text:span text:style-name="markedcontent"><text:span text:style-name="T44"> </text:span></text:span><text:span text:style-name="markedcontent"><text:span text:style-name="T45">grade_points</text:span></text:span></text:p>
      <text:p text:style-name="P13"><text:span text:style-name="markedcontent"><text:span text:style-name="T43">where</text:span></text:span><text:span text:style-name="T44"/></text:p>
      <text:p text:style-name="P13"><text:span text:style-name="markedcontent"><text:span text:style-name="T44"><text:s/></text:span></text:span><text:span text:style-name="markedcontent"><text:span text:style-name="T45">takes.grade</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grade_points.grade</text:span></text:span></text:p>
      <text:p text:style-name="P13"><text:span text:style-name="markedcontent"><text:span text:style-name="T43">and</text:span></text:span><text:span text:style-name="markedcontent"><text:span text:style-name="T44"> </text:span></text:span><text:span text:style-name="markedcontent"><text:span text:style-name="T45">takes.course_id</text:span></text:span><text:span text:style-name="markedcontent"><text:span text:style-name="T44"> </text:span></text:span><text:span text:style-name="markedcontent"><text:span text:style-name="T46">=</text:span></text:span><text:span text:style-name="markedcontent"><text:span text:style-name="T44"> </text:span></text:span><text:span text:style-name="markedcontent"><text:span text:style-name="T45">course.course_id</text:span></text:span></text:p>
      <text:p text:style-name="P13"><text:span text:style-name="markedcontent"><text:span text:style-name="T43">group</text:span></text:span><text:span text:style-name="markedcontent"><text:span text:style-name="T44"> </text:span></text:span><text:span text:style-name="markedcontent"><text:span text:style-name="T43">by</text:span></text:span><text:span text:style-name="markedcontent"><text:span text:style-name="T44"> </text:span></text:span><text:span text:style-name="markedcontent"><text:span text:style-name="T45">ID;</text:span></text:span></text:p>
      <text:p text:style-name="Standard"><text:span text:style-name="markedcontent"/></text:p>
      <text:h text:style-name="Heading_20_3" text:outline-level="3"><text:span text:style-name="markedcontent">d. Now reconsider your answers to the earlier parts of this exercise under the assumption that some grades might be null. Explain whether your solutions still work and, if not, provide versions that handle nulls properly.</text:span></text:h>
      <text:p text:style-name="Standard"><text:span text:style-name="markedcontent"><text:span text:style-name="T20"/></text:span></text:p>
      <text:p text:style-name="Standard"><text:span text:style-name="markedcontent"><text:span text:style-name="T20"/></text:span></text:p>
      <text:p text:style-name="Standard"><text:span text:style-name="markedcontent"><text:span text:style-name="T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3"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2-04T22:51:22.187491209</dc:date>
    <meta:editing-cycles>345</meta:editing-cycles>
    <meta:editing-duration>P1DT58M29S</meta:editing-duration>
    <meta:generator>LibreOffice/24.8.4.2$Linux_X86_64 LibreOffice_project/480$Build-2</meta:generator>
    <meta:print-date>2024-12-31T23:38:10.116916749</meta:print-date>
    <meta:printed-by>PDF files</meta:printed-by>
    <meta:document-statistic meta:table-count="0" meta:image-count="3" meta:object-count="0" meta:page-count="4" meta:paragraph-count="93" meta:word-count="680" meta:character-count="4222" meta:non-whitespace-character-count="3562"/>
    <meta:user-defined meta:name="AppVersion">15.0000</meta:user-defined>
    <meta:user-defined meta:name="Company">Hewlett-Packard Company</meta:user-defined>
    <meta:template xlink:type="simple" xlink:actuate="onRequest" xlink:title="Normal.dotm" xlink:href=""/>
  </office:meta>
</office:document-meta>
</file>